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3B6035C46C8B30F8FF8.png" manifest:media-type="image/png"/>
  <manifest:file-entry manifest:full-path="Pictures/100000010000050C000003B65F559AD17E71CE59.png" manifest:media-type="image/png"/>
  <manifest:file-entry manifest:full-path="Pictures/100000010000050C000003B6727CE8583CE567D6.png" manifest:media-type="image/png"/>
  <manifest:file-entry manifest:full-path="Pictures/100000010000050C000003B63C457D4A14B6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e" officeooo:paragraph-rsid="000c1ebe"/>
    </style:style>
    <style:style style:name="P2" style:family="paragraph" style:parent-style-name="Standard">
      <style:text-properties fo:font-size="24pt" fo:font-weight="bold" officeooo:rsid="000c1ebe" officeooo:paragraph-rsid="000c1eb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f451c" officeooo:paragraph-rsid="000f451c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0b238" officeooo:paragraph-rsid="0010b238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text:line-break/><draw:frame draw:style-name="fr3" draw:name="Image1" text:anchor-type="char" svg:x="-0.0398in" svg:y="0.4598in" svg:width="6.9252in" svg:height="5.0917in" draw:z-index="0"><draw:image xlink:href="Pictures/100000010000050C000003B63C457D4A14B6C8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 2:</text:p>
      <text:p text:style-name="P2"/>
      <text:p text:style-name="P1"><draw:frame draw:style-name="fr2" draw:name="Image2" text:anchor-type="char" svg:width="6.9252in" svg:height="5.0917in" draw:z-index="1"><draw:image xlink:href="Pictures/100000010000050C000003B6727CE8583CE567D6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sk 3:</text:p>
      <text:p text:style-name="P3"/>
      <text:p text:style-name="P3"><draw:frame draw:style-name="fr1" draw:name="Image3" text:anchor-type="char" svg:width="6.9252in" svg:height="5.0917in" draw:z-index="2"><draw:image xlink:href="Pictures/100000010000050C000003B65F559AD17E71CE59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4:</text:p>
      <text:p text:style-name="P3"/>
      <text:p text:style-name="P3"><draw:frame draw:style-name="fr1" draw:name="Image4" text:anchor-type="char" svg:width="6.9252in" svg:height="5.0917in" draw:z-index="3"><draw:image xlink:href="Pictures/100000010000050C000003B6035C46C8B30F8FF8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ask 5:<text:lin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8:43.000443879</meta:creation-date>
    <dc:date>2025-09-26T11:06:51.148534140</dc:date>
    <meta:editing-duration>PT18M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5" meta:paragraph-count="8" meta:word-count="10" meta:character-count="71" meta:non-whitespace-character-count="30"/>
  </office:meta>
</office:document-meta>
</file>